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592e2" officeooo:paragraph-rsid="001592e2"/>
    </style:style>
    <style:style style:name="P3" style:family="paragraph" style:parent-style-name="Text_20_body" style:list-style-name="L1">
      <style:paragraph-properties fo:text-align="start" style:justify-single-word="false"/>
      <style:text-properties officeooo:rsid="001592e2" officeooo:paragraph-rsid="001592e2"/>
    </style:style>
    <style:style style:name="P4" style:family="paragraph" style:parent-style-name="Text_20_body">
      <style:paragraph-properties fo:text-align="start" style:justify-single-word="false"/>
      <style:text-properties officeooo:rsid="001592e2" officeooo:paragraph-rsid="001592e2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Title">
      <style:paragraph-properties fo:text-align="center" style:justify-single-word="false"/>
    </style:style>
    <style:style style:name="P7" style:family="paragraph" style:parent-style-name="Heading_20_3">
      <style:paragraph-properties fo:text-align="center" style:justify-single-word="false"/>
    </style:style>
    <style:style style:name="T1" style:family="text">
      <style:text-properties style:text-underline-style="none"/>
    </style:style>
    <style:style style:name="T2" style:family="text">
      <style:text-properties officeooo:rsid="0014d0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School of Computer Science</text:span> </text:p>
      <text:h text:style-name="P5" text:outline-level="1">CMP1130M WEB AUTHORING - ASSESSMENT ITEM 2 </text:h>
      <text:h text:style-name="P7" text:outline-level="3"><text:span text:style-name="T2">Samuel Duodu</text:span> | ID:<text:span text:style-name="T2">17663549</text:span> Web Authoring | 1<text:span text:style-name="T2">1</text:span>th January 201<text:span text:style-name="T2">8</text:span>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2">Table of Contents</text:p>
      <text:p text:style-name="P2"/>
      <text:list xml:id="list2063876482" text:style-name="L1">
        <text:list-item>
          <text:p text:style-name="P3">Introduction</text:p>
        </text:list-item>
        <text:list-item>
          <text:p text:style-name="P3">Streanghts and Weaknesses of Current Standards &amp; Specifications</text:p>
        </text:list-item>
        <text:list-item>
          <text:p text:style-name="P3">Methods</text:p>
        </text:list-item>
        <text:list-item>
          <text:p text:style-name="P3">Validation</text:p>
          <text:list>
            <text:list-item>
              <text:p text:style-name="P3">W3C Validation of the main website pages</text:p>
            </text:list-item>
          </text:list>
        </text:list-item>
        <text:list-item>
          <text:p text:style-name="P3">Table of Figures</text:p>
        </text:list-item>
        <text:list-item>
          <text:p text:style-name="P3">Refencing</text:p>
        </text:list-item>
        <text:list-item>
          <text:p text:style-name="P3">Image References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Heading"><text:soft-page-break/>Introduction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register-truth-ref-style-name="Standard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1:06:46.464553420</meta:creation-date>
    <dc:date>2018-01-12T14:44:41.593776942</dc:date>
    <meta:editing-duration>PT3H37M55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3" meta:paragraph-count="13" meta:word-count="57" meta:character-count="349" meta:non-whitespace-character-count="310"/>
  </office:meta>
</office:document-meta>
</file>